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234d" officeooo:paragraph-rsid="000f23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I : Ice breaker</text:p>
      <text:p text:style-name="P1"/>
      <text:p text:style-name="P1">This morning a firend of mingive gave me the idea to write a second version of « Road to economic life » [citation]. What was happening in my mind is that my friend remind me that five years ago I would like to be autonomous and write the first version to create advice to follow this road.</text:p>
      <text:p text:style-name="P1">This road is a way that I choose by use the most money I have for everything I want to. To be more explicit, I was a player, a smoker and an alcoolik (not the real kind only the man who drink a lot). To explain you each word when I said I am a player it means that I used to love to play online game alone with strangers around the world. Why did this impact my money ? It impacts it because I prefer to play online games instead of using my time to do interesting things like do a real passion or help society as a volunteer. I was a smoker means that I choose to try a thing that make me feel like a real man but it just gave me a bad odor and money’s useless spending. For the alcool, it was to talk more with people on party, but it only permits me to say useless things that I forgot the next day.</text:p>
      <text:p text:style-name="P1">Now, I know that those addictions are virtual powers and I am now ready to share with you my current tips to improve you road to your economic life.</text:p>
      <text:p text:style-name="P1">« Share more and help more », Logan Prou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50:07.147553015</meta:creation-date>
    <dc:date>2020-04-19T11:03:38.108941063</dc:date>
    <meta:editing-duration>PT50S</meta:editing-duration>
    <meta:editing-cycles>1</meta:editing-cycles>
    <meta:document-statistic meta:table-count="0" meta:image-count="0" meta:object-count="0" meta:page-count="1" meta:paragraph-count="5" meta:word-count="269" meta:character-count="1306" meta:non-whitespace-character-count="1042"/>
    <meta:generator>LibreOffice/6.0.7.3$Linux_X86_64 LibreOffice_project/00m0$Build-3</meta:generator>
  </office:meta>
</office:document-meta>
</file>